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429cm" style:rel-column-width="9361*"/>
    </style:style>
    <style:style style:name="表格1.B" style:family="table-column">
      <style:table-column-properties style:column-width="2.429cm" style:rel-column-width="9362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B1" style:family="table-cell" style:data-style-name="N0">
      <style:table-cell-properties fo:background-color="#eb613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1.C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格1.G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B2" style:family="table-cell" style:data-style-name="N0">
      <style:table-cell-properties fo:background-color="#eb613d" fo:padding="0.097cm" fo:border-left="0.002cm solid #000000" fo:border-right="none" fo:border-top="none" fo:border-bottom="0.002cm solid #000000">
        <style:background-image/>
      </style:table-cell-properties>
    </style:style>
    <style:style style:name="表格1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格1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表格1.A5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line-height="200%" fo:text-indent="0.741cm" style:auto-text-indent="false" style:snap-to-layout-grid="false"/>
    </style:style>
    <style:style style:name="P2" style:family="paragraph" style:parent-style-name="Standard">
      <style:paragraph-properties fo:margin-left="0cm" fo:margin-right="0cm" fo:line-height="200%" fo:text-indent="0cm" style:auto-text-indent="false" style:snap-to-layout-grid="false"/>
    </style:style>
    <style:style style:name="P3" style:family="paragraph">
      <style:paragraph-properties fo:text-align="center"/>
    </style:style>
    <style:style style:name="fr1" style:family="graphic" style:parent-style-name="Frame">
      <style:graphic-properties style:vertical-pos="top" style:vertical-rel="paragraph-content" style:horizontal-pos="left" style:horizontal-rel="paragraph"/>
    </style:style>
    <style:style style:name="fr2" style:family="graphic" style:parent-style-name="Formula">
      <style:graphic-properties style:vertical-pos="from-top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opacity="50%" draw:textarea-horizontal-align="center" draw:textarea-vertical-align="middle" draw:shadow-opacity="5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fill="solid" draw:fill-color="#cfe7f5" draw:opacity="0%" draw:textarea-horizontal-align="center" draw:textarea-vertical-align="middle" draw:shadow-opacity="0%" style:run-through="foreground" style:wrap="run-through" style:number-wrapped-paragraphs="no-limit" style:vertical-pos="from-top" style:vertical-rel="paragraph" style:horizontal-pos="from-left" style:horizontal-rel="paragraph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从12时到13时，钟的时针与分针可成直角的机会有多少次？</text:p>
      <text:p text:style-name="P2">解： 时钟一圈有360 度， </text:p>
      <text:p text:style-name="P2">每分钟分针转 360/60度 = 6度， 时针转 （360/12) /60 = 0.5度</text:p>
      <text:p text:style-name="P2">0.5x + 90 = 6x</text:p>
      <text:p text:style-name="P2">0.5x + 270 = 6x</text:p>
      <text:p text:style-name="P2">四人(A,B,C,D)进行篮球传接球练习，要求每人接到球后再传给别人，开始由A发球，并作为第一次传球。若第五次传球后，球又回到A手中，则共有传球方式多少种</text:p>
      <text:p text:style-name="P2">解法1：</text:p>
      <table:table table:name="表格1" table:style-name="表格1">
        <table:table-column table:style-name="表格1.A"/>
        <table:table-column table:style-name="表格1.B" table:number-columns-repeated="5"/>
        <table:table-column table:style-name="表格1.A"/>
        <table:table-row>
          <table:table-cell table:style-name="表格1.A1" office:value-type="string">
            <text:p text:style-name="Table_20_Contents">0(初始状态)</text:p>
          </table:table-cell>
          <table:table-cell table:style-name="表格1.B1" office:value-type="float" office:value="1">
            <text:p text:style-name="Table_20_Contents">1</text:p>
          </table:table-cell>
          <table:table-cell table:style-name="表格1.C1" office:value-type="float" office:value="2">
            <text:p text:style-name="Table_20_Contents">2</text:p>
          </table:table-cell>
          <table:table-cell table:style-name="表格1.C1" office:value-type="float" office:value="3">
            <text:p text:style-name="Table_20_Contents">3</text:p>
          </table:table-cell>
          <table:table-cell table:style-name="表格1.B1" office:value-type="float" office:value="4">
            <text:p text:style-name="Table_20_Contents">4</text:p>
          </table:table-cell>
          <table:table-cell table:style-name="表格1.C1" office:value-type="float" office:value="5">
            <text:p text:style-name="Table_20_Contents">5（最终状态）</text:p>
          </table:table-cell>
          <table:table-cell table:style-name="表格1.G1" office:value-type="string">
            <text:p text:style-name="Table_20_Contents">可能情况</text:p>
          </table:table-cell>
        </table:table-row>
        <table:table-row>
          <table:table-cell table:style-name="表格1.A2" office:value-type="string">
            <text:p text:style-name="Table_20_Contents">A</text:p>
          </table:table-cell>
          <table:table-cell table:style-name="表格1.B2" office:value-type="float" office:value="3">
            <text:p text:style-name="Table_20_Contents">3</text:p>
          </table:table-cell>
          <table:table-cell table:style-name="表格1.C2" office:value-type="float" office:value="2">
            <text:p text:style-name="Table_20_Contents">2</text:p>
          </table:table-cell>
          <table:table-cell table:style-name="表格1.C2" office:value-type="float" office:value="2">
            <text:p text:style-name="Table_20_Contents">2</text:p>
          </table:table-cell>
          <table:table-cell table:style-name="表格1.B2" office:value-type="float" office:value="2">
            <text:p text:style-name="Table_20_Contents">2</text:p>
          </table:table-cell>
          <table:table-cell table:style-name="表格1.A2" office:value-type="string">
            <text:p text:style-name="Table_20_Contents">A</text:p>
          </table:table-cell>
          <table:table-cell table:style-name="表格1.G2" office:value-type="float" office:value="24">
            <text:p text:style-name="Table_20_Contents">24</text:p>
          </table:table-cell>
        </table:table-row>
        <table:table-row>
          <table:table-cell table:style-name="表格1.A2" office:value-type="string">
            <text:p text:style-name="Table_20_Contents">A</text:p>
          </table:table-cell>
          <table:table-cell table:style-name="表格1.B2" office:value-type="float" office:value="3">
            <text:p text:style-name="Table_20_Contents">3</text:p>
          </table:table-cell>
          <table:table-cell table:style-name="表格1.A2" office:value-type="string">
            <text:p text:style-name="Table_20_Contents">A</text:p>
          </table:table-cell>
          <table:table-cell table:style-name="表格1.C2" office:value-type="float" office:value="3">
            <text:p text:style-name="Table_20_Contents">3</text:p>
          </table:table-cell>
          <table:table-cell table:style-name="表格1.B2" office:value-type="float" office:value="2">
            <text:p text:style-name="Table_20_Contents">2</text:p>
          </table:table-cell>
          <table:table-cell table:style-name="表格1.A2" office:value-type="string">
            <text:p text:style-name="Table_20_Contents">A</text:p>
          </table:table-cell>
          <table:table-cell table:style-name="表格1.G2" office:value-type="float" office:value="18">
            <text:p text:style-name="Table_20_Contents">18</text:p>
          </table:table-cell>
        </table:table-row>
        <table:table-row>
          <table:table-cell table:style-name="表格1.A2" office:value-type="string">
            <text:p text:style-name="Table_20_Contents">A</text:p>
          </table:table-cell>
          <table:table-cell table:style-name="表格1.B2" office:value-type="float" office:value="3">
            <text:p text:style-name="Table_20_Contents">3</text:p>
          </table:table-cell>
          <table:table-cell table:style-name="表格1.C2" office:value-type="float" office:value="2">
            <text:p text:style-name="Table_20_Contents">2</text:p>
          </table:table-cell>
          <table:table-cell table:style-name="表格1.A2" office:value-type="string">
            <text:p text:style-name="Table_20_Contents">A</text:p>
          </table:table-cell>
          <table:table-cell table:style-name="表格1.B2" office:value-type="float" office:value="3">
            <text:p text:style-name="Table_20_Contents">3</text:p>
          </table:table-cell>
          <table:table-cell table:style-name="表格1.A2" office:value-type="string">
            <text:p text:style-name="Table_20_Contents">A</text:p>
          </table:table-cell>
          <table:table-cell table:style-name="表格1.G2" office:value-type="float" office:value="18">
            <text:p text:style-name="Table_20_Contents">18</text:p>
          </table:table-cell>
        </table:table-row>
        <table:table-row>
          <table:table-cell table:style-name="表格1.A5" table:number-columns-spanned="7" office:value-type="string">
            <text:p text:style-name="Table_20_Contents">最终结果： 18+18+24 = 60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2">解法2</text:p>
      <text:p text:style-name="P2">令<draw:frame draw:style-name="fr2" draw:name="对象1" text:anchor-type="as-char" svg:y="-0.437cm" svg:width="0.746cm" svg:height="0.593cm" draw:z-index="0"><draw:object xlink:href="./Object 1" xlink:type="simple" xlink:show="embed" xlink:actuate="onLoad"/><draw:image xlink:href="./ObjectReplacements/Object 1" xlink:type="simple" xlink:show="embed" xlink:actuate="onLoad"/></draw:frame>为传球n次后，球在X手中的情况数量。</text:p>
      <text:p text:style-name="P2"><draw:frame draw:style-name="fr2" draw:name="对象2" text:anchor-type="as-char" svg:y="-0.437cm" svg:width="4.674cm" svg:height="0.617cm" draw:z-index="1"><draw:object xlink:href="./Object 2" xlink:type="simple" xlink:show="embed" xlink:actuate="onLoad"/><draw:image xlink:href="./ObjectReplacements/Object 2" xlink:type="simple" xlink:show="embed" xlink:actuate="onLoad"/><svg:desc>公式</svg:desc></draw:frame></text:p>
      <text:p text:style-name="P2"><draw:frame draw:style-name="fr2" draw:name="对象4" text:anchor-type="as-char" svg:y="-0.437cm" svg:width="4.678cm" svg:height="0.617cm" draw:z-index="3"><draw:object xlink:href="./Object 4" xlink:type="simple" xlink:show="embed" xlink:actuate="onLoad"/><draw:image xlink:href="./ObjectReplacements/Object 4" xlink:type="simple" xlink:show="embed" xlink:actuate="onLoad"/><svg:desc>公式</svg:desc></draw:frame></text:p>
      <text:p text:style-name="P2">...</text:p>
      <text:p text:style-name="P2"><draw:frame draw:style-name="fr2" draw:name="对象5" text:anchor-type="as-char" svg:y="-0.437cm" svg:width="1.27cm" svg:height="0.593cm" draw:z-index="4"><draw:object xlink:href="./Object 5" xlink:type="simple" xlink:show="embed" xlink:actuate="onLoad"/><draw:image xlink:href="./ObjectReplacements/Object 5" xlink:type="simple" xlink:show="embed" xlink:actuate="onLoad"/><svg:desc>公式</svg:desc></draw:frame>, <draw:frame draw:style-name="fr2" draw:name="对象6" text:anchor-type="as-char" svg:y="-0.437cm" svg:width="3.011cm" svg:height="0.593cm" draw:z-index="5"><draw:object xlink:href="./Object 6" xlink:type="simple" xlink:show="embed" xlink:actuate="onLoad"/><draw:image xlink:href="./ObjectReplacements/Object 6" xlink:type="simple" xlink:show="embed" xlink:actuate="onLoad"/><svg:desc>公式</svg:desc></draw:frame></text:p>
      <text:p text:style-name="P2">可以使用数学归纳法证明， 当第一次传球是由A完成时，<draw:frame draw:style-name="fr2" draw:name="对象3" text:anchor-type="as-char" svg:y="-0.437cm" svg:width="2.445cm" svg:height="0.593cm" draw:z-index="2"><draw:object xlink:href="./Object 3" xlink:type="simple" xlink:show="embed" xlink:actuate="onLoad"/><draw:image xlink:href="./ObjectReplacements/Object 3" xlink:type="simple" xlink:show="embed" xlink:actuate="onLoad"/><svg:desc>公式</svg:desc></draw:frame></text:p>
      <text:p text:style-name="P2">然后简化上述公式</text:p>
      <text:p text:style-name="P2"/>
      <text:p text:style-name="P2"/>
      <text:p text:style-name="P2"/>
      <text:p text:style-name="P2"/>
      <text:p text:style-name="P1"><text:soft-page-break/>一车行共有65辆小汽车,其中45辆有空调,30辆有高级音响,12辆兼而有之.既没有空调也没有高级音响的汽车有几辆?</text:p>
      <text:p text:style-name="P1">如下图： 65 - （45+（30-12)) <text:s/>= 2</text:p>
      <text:p text:style-name="P2"><draw:frame draw:style-name="fr1" draw:name="框1" text:anchor-type="paragraph" svg:width="7.833cm" draw:z-index="6"><draw:text-box fo:min-height="3.724cm"><text:p text:style-name="Frame_20_contents"><draw:ellipse text:anchor-type="paragraph" draw:z-index="7" draw:style-name="gr1" draw:text-style-name="P3" svg:width="4.014cm" svg:height="2.269cm" svg:x="0.534cm" svg:y="0.691cm"><text:p text:style-name="P3">45</text:p></draw:ellipse><draw:ellipse text:anchor-type="paragraph" draw:z-index="8" draw:style-name="gr2" draw:text-style-name="P3" svg:width="4.257cm" svg:height="1.92cm" svg:x="3.099cm" svg:y="0.691cm"><text:p text:style-name="P3">30</text:p></draw:ellipse><draw:rect text:anchor-type="paragraph" draw:z-index="9" draw:style-name="gr3" draw:text-style-name="P3" svg:width="0.89cm" svg:height="0.542cm" svg:x="3.344cm" svg:y="1.457cm"><text:p text:style-name="P3">12</text:p></draw:rect>65</text:p></draw:text-box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angrui </meta:initial-creator>
    <meta:creation-date>2012-12-07T22:00:08</meta:creation-date>
    <dc:date>2012-12-09T14:47:20</dc:date>
    <meta:editing-duration>PT3H52M14S</meta:editing-duration>
    <meta:editing-cycles>11</meta:editing-cycles>
    <meta:generator>OpenOffice.org/3.4.1$Unix OpenOffice.org_project/341m1$Build-9593</meta:generator>
    <meta:document-statistic meta:table-count="1" meta:image-count="0" meta:object-count="6" meta:page-count="2" meta:paragraph-count="47" meta:word-count="313" meta:character-count="415"/>
  </office:meta>
</office:document-meta>
</file>

<file path=Object 1/content.xml><?xml version="1.0" encoding="utf-8"?>
<math xmlns="http://www.w3.org/1998/Math/MathML">
  <semantics>
    <mrow>
      <msubsup>
        <mi>P</mi>
        <mi>n</mi>
        <mi>X</mi>
      </msubsup>
    </mrow>
    <annotation encoding="StarMath 5.0">P sup X _n</annotation>
  </semantics>
</math>
</file>

<file path=Object 2/content.xml><?xml version="1.0" encoding="utf-8"?>
<math xmlns="http://www.w3.org/1998/Math/MathML">
  <semantics>
    <mrow>
      <mrow>
        <msubsup>
          <mi>P</mi>
          <mi>n</mi>
          <mi>A</mi>
        </msubsup>
        <mo stretchy="false">=</mo>
        <mrow>
          <mrow>
            <msubsup>
              <mi>P</mi>
              <mrow>
                <mo stretchy="false">(</mo>
                <mrow>
                  <mrow>
                    <mi>n</mi>
                    <mo stretchy="false">−</mo>
                    <mn>1</mn>
                  </mrow>
                </mrow>
                <mo stretchy="false">)</mo>
              </mrow>
              <mi>B</mi>
            </msubsup>
            <mo stretchy="false">+</mo>
            <msubsup>
              <mi>P</mi>
              <mrow>
                <mo stretchy="false">(</mo>
                <mrow>
                  <mrow>
                    <mi>n</mi>
                    <mo stretchy="false">−</mo>
                    <mn>1</mn>
                  </mrow>
                </mrow>
                <mo stretchy="false">)</mo>
              </mrow>
              <mi>C</mi>
            </msubsup>
          </mrow>
          <mo stretchy="false">+</mo>
          <msubsup>
            <mi>P</mi>
            <mrow>
              <mo stretchy="false">(</mo>
              <mrow>
                <mrow>
                  <mi>n</mi>
                  <mo stretchy="false">−</mo>
                  <mn>1</mn>
                </mrow>
              </mrow>
              <mo stretchy="false">)</mo>
            </mrow>
            <mi>D</mi>
          </msubsup>
        </mrow>
      </mrow>
    </mrow>
    <annotation encoding="StarMath 5.0">P sup A _n = P sup B _(n-1) + P sup C _(n-1) + P sup D _(n-1) </annotation>
  </semantics>
</math>
</file>

<file path=Object 3/content.xml><?xml version="1.0" encoding="utf-8"?>
<math xmlns="http://www.w3.org/1998/Math/MathML">
  <semantics>
    <mrow>
      <mrow>
        <mrow>
          <msubsup>
            <mi>P</mi>
            <mi>n</mi>
            <mi>B</mi>
          </msubsup>
          <mo stretchy="false">=</mo>
          <msubsup>
            <mi>P</mi>
            <mi>n</mi>
            <mi>C</mi>
          </msubsup>
        </mrow>
        <mo stretchy="false">=</mo>
        <msubsup>
          <mi>P</mi>
          <mi>n</mi>
          <mi>D</mi>
        </msubsup>
      </mrow>
    </mrow>
    <annotation encoding="StarMath 5.0">P sup B _n = P sup C _n = P sup D _n
</annotation>
  </semantics>
</math>
</file>

<file path=Object 4/content.xml><?xml version="1.0" encoding="utf-8"?>
<math xmlns="http://www.w3.org/1998/Math/MathML">
  <semantics>
    <mrow>
      <mrow>
        <msubsup>
          <mi>P</mi>
          <mi>n</mi>
          <mi>B</mi>
        </msubsup>
        <mo stretchy="false">=</mo>
        <mrow>
          <mrow>
            <msubsup>
              <mi>P</mi>
              <mrow>
                <mo stretchy="false">(</mo>
                <mrow>
                  <mrow>
                    <mi>n</mi>
                    <mo stretchy="false">−</mo>
                    <mn>1</mn>
                  </mrow>
                </mrow>
                <mo stretchy="false">)</mo>
              </mrow>
              <mi>A</mi>
            </msubsup>
            <mo stretchy="false">+</mo>
            <msubsup>
              <mi>P</mi>
              <mrow>
                <mo stretchy="false">(</mo>
                <mrow>
                  <mrow>
                    <mi>n</mi>
                    <mo stretchy="false">−</mo>
                    <mn>1</mn>
                  </mrow>
                </mrow>
                <mo stretchy="false">)</mo>
              </mrow>
              <mi>C</mi>
            </msubsup>
          </mrow>
          <mo stretchy="false">+</mo>
          <msubsup>
            <mi>P</mi>
            <mrow>
              <mo stretchy="false">(</mo>
              <mrow>
                <mrow>
                  <mi>n</mi>
                  <mo stretchy="false">−</mo>
                  <mn>1</mn>
                </mrow>
              </mrow>
              <mo stretchy="false">)</mo>
            </mrow>
            <mi>D</mi>
          </msubsup>
        </mrow>
      </mrow>
    </mrow>
    <annotation encoding="StarMath 5.0">P sup B _n = P sup A _(n-1) + P sup C _(n-1) + P sup D _(n-1) </annotation>
  </semantics>
</math>
</file>

<file path=Object 5/content.xml><?xml version="1.0" encoding="utf-8"?>
<math xmlns="http://www.w3.org/1998/Math/MathML">
  <semantics>
    <mrow>
      <mrow>
        <msubsup>
          <mi>P</mi>
          <mn>1</mn>
          <mi>A</mi>
        </msubsup>
        <mo stretchy="false">=</mo>
        <mn>0</mn>
      </mrow>
    </mrow>
    <annotation encoding="StarMath 5.0">P sup A _1 = 0

</annotation>
  </semantics>
</math>
</file>

<file path=Object 6/content.xml><?xml version="1.0" encoding="utf-8"?>
<math xmlns="http://www.w3.org/1998/Math/MathML">
  <semantics>
    <mrow>
      <mrow>
        <mrow>
          <mrow>
            <msubsup>
              <mi>P</mi>
              <mn>1</mn>
              <mi>B</mi>
            </msubsup>
            <mo stretchy="false">=</mo>
            <msubsup>
              <mi>P</mi>
              <mn>1</mn>
              <mi>C</mi>
            </msubsup>
          </mrow>
          <mo stretchy="false">=</mo>
          <msubsup>
            <mi>P</mi>
            <mn>1</mn>
            <mi>D</mi>
          </msubsup>
        </mrow>
        <mo stretchy="false">=</mo>
        <mn>1</mn>
      </mrow>
    </mrow>
    <annotation encoding="StarMath 5.0">P sup B _1 = P sup C _1 = P sup D _1 = 1

</annotation>
  </semantics>
</math>
</file>